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01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2673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0.139in"/>
    </style:style>
    <style:style style:name="co15" style:family="table-column">
      <style:table-column-properties fo:break-before="auto" style:column-width="0.2783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0.1717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0.1602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item_formation_id</text:p>
          </table:table-cell>
          <table:table-cell office:value-type="string" calcext:value-type="string">
            <text:p>item_formation_name_ja</text:p>
          </table:table-cell>
          <table:table-cell office:value-type="string" calcext:value-type="string">
            <text:p>item_formation_name_en</text:p>
          </table:table-cell>
          <table:table-cell office:value-type="string" calcext:value-type="string">
            <text:p>item_formation_name_es</text:p>
          </table:table-cell>
          <table:table-cell office:value-type="string" calcext:value-type="string">
            <text:p>formation_type</text:p>
          </table:table-cell>
          <table:table-cell office:value-type="string" calcext:value-type="string">
            <text:p>formation_scheme</text:p>
          </table:table-cell>
          <table:table-cell office:value-type="string" calcext:value-type="string">
            <text:p>original_version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F-KAGE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3-2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5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F-GRID442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2-3-5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F-Heaven\'s Gate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4-2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5-4-1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4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1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3-2-2-1-2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F-NEO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対戦</text:p>
          </table:table-cell>
          <table:table-cell office:value-type="string" calcext:value-type="string">
            <text:p>4-3-3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0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3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2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3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1-1-1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0-0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0-1-2</text:p>
          </table:table-cell>
          <table:table-cell office:value-type="string" calcext:value-type="string">
            <text:p>original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2-0-1</text:p>
          </table:table-cell>
          <table:table-cell office:value-type="string" calcext:value-type="string">
            <text:p>original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rid" table:style-name="ta1">
        <table:table-column table:style-name="co9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5" table:default-cell-style-name="Default"/>
        <table:table-row table:style-name="ro2">
          <table:table-cell office:value-type="string" calcext:value-type="string" table:number-columns-spanned="10" table:number-rows-spanned="1">
            <text:p>F-ベーシック, F-ブランゼル</text:p>
          </table:table-cell>
          <table:covered-table-cell table:number-columns-repeated="9"/>
          <table:table-cell table:number-columns-repeated="16"/>
        </table:table-row>
        <table:table-row table:style-name="ro1">
          <table:table-cell table:number-columns-repeated="3"/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13" table:number-rows-spanned="1">
            <text:p>F-デスゾーン、F-デスゾーン２、F-ダブルドッグ、F-イージス、F-パンデモニウム</text:p>
          </table:table-cell>
          <table:covered-table-cell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ゴーストダン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9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 table:number-columns-spanned="7" table:number-rows-spanned="1">
            <text:p>ワイルドパーク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GRID442、F-パンテオン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かくよくのじん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スーパー☆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むげんのかべ</text:p>
          </table:table-cell>
          <table:covered-table-cell table:number-columns-repeated="25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ムカタマーチ、F-スリートップ、F-キングダム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フェニックス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26" table:number-rows-spanned="1">
            <text:p>F-バタフライ</text:p>
          </table:table-cell>
          <table:covered-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ヘブンズゲート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7" table:number-rows-spanned="1">
            <text:p>F-ファランクス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9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8" table:number-rows-spanned="1">
            <text:p>F-ドットプリズン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5" table:number-rows-spanned="1">
            <text:p>F-ボー＆アロー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 table:number-columns-spanned="6" table:number-rows-spanned="1">
            <text:p>F-ミドルブロック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-NEO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21"/>
        </table:table-row>
      </table:table>
      <table:table table:name="insert item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ラン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anz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ngel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エンペラ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Emper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 Oscur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ビッグウェイブ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ig Wav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ig Wav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Dライ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 Li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eones del Desier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ナイ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night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nights of Que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ンパイア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mpi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mperado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ユニコ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Unicor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アサシ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ssass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uadañ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リトルギガン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Little Gigant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equeños Gig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エッフェ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iffel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rifos de la Ros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デスゾーン２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eath Zone 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Zona muerta 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ダブルドッ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uble Do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 do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ージ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Aeg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デモニウ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demoniu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demon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ミニ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mini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min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ジェネシ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enesi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カオ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Chao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G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ルフェウ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rpheu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f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オーガ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Og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g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ゴーストダ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host D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lecha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ワイルドパー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Wild Par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Jung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GRID442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ej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パンテオ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anthe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nte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リッツ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litz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ocken Briga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かくよくのじん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akuyoku no J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s de grul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ーパー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Super☆5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irámi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むげんのか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gen no Kab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rbol de Nav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ムカタマーチ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ukata Marc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taque trilliz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スリートップ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Three Top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rid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キングダム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Kingdom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s Re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Fドラゴ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F Drag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ragones de Fue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ェニッ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oeni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Vuelo del Fénix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バタフライ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utterfly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W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ヘブンズゲート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Heaven's Gat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uerta al ciel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マタドー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atado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os Roj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ファランク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Phalanx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nc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イプシロ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Epsil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Épsil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ドットプリズ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Dot Priso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oble 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ボー＆アロ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ow &amp; Arrow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ミドルブロ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Middle Blo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N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-ブレッド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-Bread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imanes del Cab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ベーシ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asic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irachi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フラットバック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Flat Back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En líne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アタッ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Attacke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Incurs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ブレイクスル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Breakthroug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プレッシャー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Pressur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erroj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スラッシュ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Slash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イトウィング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Right W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a derech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レイン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ain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トライアングル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Triangl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Pachanga tot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-ランス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-Lance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an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4:45.519977403</meta:creation-date>
    <dc:date>2024-03-27T12:42:52.811667624</dc:date>
    <meta:editing-duration>PT5H10M53S</meta:editing-duration>
    <meta:editing-cycles>76</meta:editing-cycles>
    <meta:generator>LibreOffice/7.3.7.2$Linux_X86_64 LibreOffice_project/30$Build-2</meta:generator>
    <meta:document-statistic meta:table-count="3" meta:cell-count="1421" meta:object-count="0"/>
  </office:meta>
</office:document-meta>
</file>